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0.921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2.263cm"/>
    </style:style>
    <style:style style:name="co4" style:family="table-column">
      <style:table-column-properties fo:break-before="auto" style:column-width="1.593cm"/>
    </style:style>
    <style:style style:name="co5" style:family="table-column">
      <style:table-column-properties fo:break-before="auto" style:column-width="1.06cm"/>
    </style:style>
    <style:style style:name="co6" style:family="table-column">
      <style:table-column-properties fo:break-before="auto" style:column-width="2.32cm"/>
    </style:style>
    <style:style style:name="co7" style:family="table-column">
      <style:table-column-properties fo:break-before="auto" style:column-width="1.956cm"/>
    </style:style>
    <style:style style:name="co8" style:family="table-column">
      <style:table-column-properties fo:break-before="auto" style:column-width="1.77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955cm"/>
    </style:style>
    <style:style style:name="co11" style:family="table-column">
      <style:table-column-properties fo:break-before="auto" style:column-width="2.588cm"/>
    </style:style>
    <style:style style:name="co12" style:family="table-column">
      <style:table-column-properties fo:break-before="auto" style:column-width="2.90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51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Zadanie">
      <style:table-properties table:display="true" style:writing-mode="lr-tb"/>
    </style:style>
    <style:style style:name="ta4" style:family="table" style:master-page-name="PageStyle_5f_w3">
      <style:table-properties table:display="true" style:writing-mode="lr-tb"/>
    </style:style>
    <style:style style:name="ta5" style:family="table" style:master-page-name="PageStyle_5f_kobiety">
      <style:table-properties table:display="true" style:writing-mode="lr-tb"/>
    </style:style>
    <style:style style:name="ta6" style:family="table" style:master-page-name="PageStyle_5f_Staż_20_pracy_20__3c__20_3_20_lat">
      <style:table-properties table:display="true" style:writing-mode="lr-tb"/>
    </style:style>
    <style:style style:name="ta7" style:family="table" style:master-page-name="PageStyle_5f_w2_20_M_20_w5_20_K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071c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3c3c3c" fo:background-color="#ffffff" style:cell-protect="none" style:print-content="true" style:diagonal-bl-tr="none" style:diagonal-tl-br="none" style:text-align-source="fix" style:repeat-content="false" fo:wrap-option="no-wrap" fo:border-left="1.76pt solid #3c3c3c" style:direction="ltr" fo:padding="0.071c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fo:background-color="#ffffc0" fo:padding="0.071c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071c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071c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071c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071c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071cm" style:rotation-align="none"/>
    </style:style>
    <style:style style:name="ce4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7" style:family="table-cell" style:parent-style-name="Default">
      <style:table-cell-properties fo:border="0.99pt solid #000000"/>
    </style:style>
    <style:style style:name="ce4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5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5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5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5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6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5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58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59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6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1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62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63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64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6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T1" style:family="text">
      <style:text-properties style:font-style-complex="normal" style:font-name="Arial CE" style:font-style-asian="normal" style:font-weight-complex="bold" style:font-weight-asian="bold" style:font-size-complex="12pt" style:font-size-asian="12pt" style:font-name-complex="Arial CE" style:text-position="0% 100%" fo:color="#3333cc" style:text-outline="false" fo:font-style="normal" style:text-line-through-type="none" style:text-underline-style="none" style:text-underline-color="font-color" fo:font-weight="bold" fo:font-size="12pt" fo:text-shadow="none"/>
    </style:style>
    <style:style style:name="T2" style:family="text">
      <style:text-properties style:font-style-complex="normal" style:font-name="Arial CE" style:font-style-asian="normal" style:font-weight-complex="bold" style:font-weight-asian="bold" style:font-size-complex="12pt" style:font-size-asian="12pt" style:font-name-complex="Arial CE" style:text-position="0% 100%" style:text-outline="false" fo:font-style="normal" style:text-line-through-type="none" style:text-underline-style="none" style:text-underline-color="font-color" fo:font-weight="bold" fo:font-size="12pt" fo:text-shadow="none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number-columns-repeated="6" table:default-cell-style-name="Default"/>
        <table:table-column table:style-name="co9" table:default-cell-style-name="Default"/>
        <table:table-column table:style-name="co8" table:number-columns-repeated="50" table:default-cell-style-name="Default"/>
        <table:table-row table:style-name="ro1">
          <table:table-cell table:number-columns-repeated="6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62"/>
        </table:table-row>
        <table:table-row table:style-name="ro3">
          <table:table-cell table:number-columns-repeated="8"/>
          <table:table-cell table:style-name="ce19"/>
          <table:table-cell table:number-columns-repeated="55"/>
        </table:table-row>
        <table:table-row table:style-name="ro4">
          <table:table-cell table:style-name="ce25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ce11" office:value-type="string" calcext:value-type="string">
            <text:p>Wydział</text:p>
          </table:table-cell>
          <table:table-cell table:number-columns-repeated="2" table:style-name="ce11" office:value-type="string" calcext:value-type="string">
            <text:p>Płeć</text:p>
          </table:table-cell>
          <table:table-cell table:style-name="ce18" office:value-type="string" calcext:value-type="string">
            <text:p>Staż pracy</text:p>
          </table:table-cell>
          <table:table-cell table:style-name="ce11" office:value-type="string" calcext:value-type="string">
            <text:p>Płeć</text:p>
          </table:table-cell>
          <table:table-cell table:style-name="ce18" office:value-type="string" calcext:value-type="string">
            <text:p>Staż pracy</text:p>
          </table:table-cell>
          <table:table-cell table:number-columns-repeated="50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ce19" office:value-type="string" calcext:value-type="string">
            <text:p>w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&gt;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gt;10</text:p>
          </table:table-cell>
          <table:table-cell table:number-columns-repeated="5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ce19"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table:number-columns-repeated="54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9"/>
          <table:table-cell table:number-columns-repeated="55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office:value-type="string" calcext:value-type="string">
            <text:p>Zarobki &gt;10:</text:p>
          </table:table-cell>
          <table:table-cell table:formula="of:=DSUM([.A4:.G103];[.F4];[.L4:.L5])" office:value-type="float" office:value="57036" calcext:value-type="float">
            <text:p>57036</text:p>
          </table:table-cell>
          <table:table-cell table:number-columns-repeated="54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office:value-type="string" calcext:value-type="string">
            <text:p>Zarobki &gt;10:</text:p>
          </table:table-cell>
          <table:table-cell table:formula="of:=DSUM([.A4:.G103];[.F4];[.K4:.L5])" office:value-type="float" office:value="22414" calcext:value-type="float">
            <text:p>22414</text:p>
          </table:table-cell>
          <table:table-cell table:number-columns-repeated="54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/>
          <table:table-cell office:value-type="string" calcext:value-type="string">
            <text:p>Zarobki &gt;10:</text:p>
          </table:table-cell>
          <table:table-cell table:formula="of:=DSUM([.A4:.G103];[.F4];[.M4:.N5])" office:value-type="float" office:value="34622" calcext:value-type="float">
            <text:p>34622</text:p>
          </table:table-cell>
          <table:table-cell table:number-columns-repeated="54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5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Płeć</text:p>
          </table:table-cell>
          <table:table-cell table:number-columns-repeated="2" table:style-name="ce15" office:value-type="string" calcext:value-type="string">
            <text:p>Zarobki </text:p>
          </table:table-cell>
          <table:table-cell table:number-columns-repeated="53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&gt;499</text:p>
          </table:table-cell>
          <table:table-cell office:value-type="string" calcext:value-type="string">
            <text:p>&lt;1001</text:p>
          </table:table-cell>
          <table:table-cell table:number-columns-repeated="53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5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office:value-type="string" calcext:value-type="string">
            <text:p>Ile:</text:p>
          </table:table-cell>
          <table:table-cell table:formula="of:=DCOUNT([.A4:.G103];[.F4];[.I12:.K13])" office:value-type="float" office:value="6" calcext:value-type="float">
            <text:p>6</text:p>
          </table:table-cell>
          <table:table-cell table:number-columns-repeated="54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7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57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57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5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57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57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57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57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57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57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57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57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57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57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57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57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57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7"/>
        </table:table-row>
        <table:table-row table:style-name="ro4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57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5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5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5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472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Criteria" table:base-cell-address="$'Baza danych'.$A$1" table:expression="#REF!"/>
          <table:named-expression table:name="Excel_BuiltIn_Extract" table:base-cell-address="$'Baza danych'.$A$1" table:expression="#REF!"/>
          <table:named-range table:name="Excel_BuiltIn__FilterDatabase" table:base-cell-address="$'Baza danych'.$A$1" table:cell-range-address="$'Baza danych'.$A$4:.$G$103"/>
        </table:named-expressions>
      </table:table>
      <table:table table:name="Tabela przestawna_Baza danych_1" table:style-name="ta2">
        <office:forms form:automatic-focus="false" form:apply-design-mode="false"/>
        <table:table-column table:style-name="co9" table:default-cell-style-name="ce45"/>
        <table:table-column table:style-name="co10" table:default-cell-style-name="ce51"/>
        <table:table-column table:style-name="co9" table:default-cell-style-name="ce57"/>
        <table:table-column table:style-name="co9" table:default-cell-style-name="ce63"/>
        <table:table-column table:style-name="co9" table:default-cell-style-name="Default"/>
        <table:table-column table:style-name="co11" table:default-cell-style-name="Default"/>
        <table:table-row table:style-name="ro6">
          <table:table-cell table:style-name="Pivot_20_Table_20_Field" office:value-type="string" calcext:value-type="string">
            <text:p>Staż pracy</text:p>
          </table:table-cell>
          <table:table-cell table:style-name="ce47" office:value-type="string" calcext:value-type="string">
            <text:p>- wszystko -</text:p>
          </table:table-cell>
          <table:table-cell table:style-name="Default" table:number-columns-repeated="2"/>
          <table:table-cell table:number-columns-repeated="2"/>
        </table:table-row>
        <table:table-row table:style-name="ro6">
          <table:table-cell table:style-name="Default" table:number-columns-repeated="4"/>
          <table:table-cell table:number-columns-repeated="2"/>
        </table:table-row>
        <table:table-row table:style-name="ro6">
          <table:table-cell table:style-name="ce42" office:value-type="string" calcext:value-type="string">
            <text:p>Liczba - Nazwisko</text:p>
          </table:table-cell>
          <table:table-cell table:style-name="ce48" office:value-type="string" calcext:value-type="string">
            <text:p>Dane</text:p>
          </table:table-cell>
          <table:table-cell table:style-name="ce54"/>
          <table:table-cell table:style-name="ce60"/>
          <table:table-cell table:number-columns-repeated="2"/>
        </table:table-row>
        <table:table-row table:style-name="ro6">
          <table:table-cell table:style-name="ce43" office:value-type="string" calcext:value-type="string">
            <text:p>Wydział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string" calcext:value-type="string">
            <text:p>M</text:p>
          </table:table-cell>
          <table:table-cell table:style-name="ce61" office:value-type="string" calcext:value-type="string">
            <text:p>Razem Wynik</text:p>
          </table:table-cell>
          <table:table-cell table:number-columns-repeated="2"/>
        </table:table-row>
        <table:table-row table:style-name="ro6">
          <table:table-cell table:style-name="ce44" office:value-type="string" calcext:value-type="string">
            <text:p>w1</text:p>
          </table:table-cell>
          <table:table-cell table:style-name="ce50" office:value-type="float" office:value="15" calcext:value-type="float">
            <text:p>15</text:p>
          </table:table-cell>
          <table:table-cell table:style-name="ce56" office:value-type="float" office:value="3" calcext:value-type="float">
            <text:p>3</text:p>
          </table:table-cell>
          <table:table-cell table:style-name="ce62" office:value-type="float" office:value="18" calcext:value-type="float">
            <text:p>18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w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w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w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w5</text:p>
          </table:table-cell>
          <table:table-cell table:style-name="ce52" office:value-type="float" office:value="9" calcext:value-type="float">
            <text:p>9</text:p>
          </table:table-cell>
          <table:table-cell table:style-name="ce58" office:value-type="float" office:value="6" calcext:value-type="float">
            <text:p>6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2"/>
        </table:table-row>
        <table:table-row table:style-name="ro6">
          <table:table-cell table:style-name="ce46" office:value-type="string" calcext:value-type="string">
            <text:p>Razem Wynik</text:p>
          </table:table-cell>
          <table:table-cell table:style-name="ce53" office:value-type="float" office:value="66" calcext:value-type="float">
            <text:p>66</text:p>
          </table:table-cell>
          <table:table-cell table:style-name="ce59" office:value-type="float" office:value="33" calcext:value-type="float">
            <text:p>33</text:p>
          </table:table-cell>
          <table:table-cell table:style-name="ce65" office:value-type="float" office:value="99" calcext:value-type="float">
            <text:p>99</text:p>
          </table:table-cell>
          <table:table-cell table:number-columns-repeated="2"/>
        </table:table-row>
      </table:table>
      <table:table table:name="Zadanie" table:style-name="ta3">
        <table:table-column table:style-name="co12" table:default-cell-style-name="ce5"/>
        <table:table-column table:style-name="co8" table:number-columns-repeated="63" table:default-cell-style-name="Default"/>
        <table:table-row table:style-name="ro2">
          <table:table-cell table:style-name="ce20" office:value-type="string" calcext:value-type="string">
            <text:p>1. W arkuszu <text:span text:style-name="T1">w3</text:span><text:span text:style-name="T2"> umieść tabelę wszystkich osób z wydziału w3</text:span></text:p>
          </table:table-cell>
          <table:table-cell table:style-name="ce20" table:number-columns-repeated="7"/>
          <table:table-cell table:style-name="ce22"/>
          <table:table-cell table:number-columns-repeated="55"/>
        </table:table-row>
        <table:table-row table:style-name="ro2">
          <table:table-cell table:style-name="ce20" office:value-type="string" calcext:value-type="string">
            <text:p>2. W arkuszu <text:span text:style-name="T1">kobiety</text:span><text:span text:style-name="T2"> umieść tabelę zawierającą dane wszystkich kobiet.</text:span></text:p>
          </table:table-cell>
          <table:table-cell table:style-name="ce20" table:number-columns-repeated="7"/>
          <table:table-cell table:style-name="ce22"/>
          <table:table-cell table:number-columns-repeated="55"/>
        </table:table-row>
        <table:table-row table:style-name="ro2">
          <table:table-cell table:style-name="ce20" office:value-type="string" calcext:value-type="string">
            <text:p>3. W arkuszu <text:span text:style-name="T1">staż pracy</text:span><text:span text:style-name="T2"> umieść dane wszystkich osób ze stażem pracy poniżej 3 lat</text:span></text:p>
          </table:table-cell>
          <table:table-cell table:style-name="ce20" table:number-columns-repeated="7"/>
          <table:table-cell table:style-name="ce22"/>
          <table:table-cell table:number-columns-repeated="55"/>
        </table:table-row>
        <table:table-row table:style-name="ro2">
          <table:table-cell table:style-name="ce20" office:value-type="string" calcext:value-type="string">
            <text:p>4. W arkuszu <text:span text:style-name="T1">w2 M w5 K</text:span><text:span text:style-name="T2">  umieść dane wszystkich mężczyzn z wydziału w2 i kobiet z wydziału w5</text:span></text:p>
          </table:table-cell>
          <table:table-cell table:style-name="ce22" table:number-columns-repeated="8"/>
          <table:table-cell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21" office:value-type="string" calcext:value-type="string">
            <text:p>Zastosuj metodę kopiowania i wklejania </text:p>
          </table:table-cell>
          <table:table-cell table:style-name="ce21" table:number-columns-repeated="3"/>
          <table:table-cell table:number-columns-repeated="60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3" table:style-name="ta4">
        <table:table-column table:style-name="co8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obiety" table:style-name="ta5">
        <table:table-column table:style-name="co8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ż pracy &lt; 3 lat" table:style-name="ta6">
        <table:table-column table:style-name="co8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2 M w5 K" table:style-name="ta7">
        <table:table-column table:style-name="co8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expression table:name="AccessDatabase" table:base-cell-address="$'Baza danych'.$A$1" table:expression="&quot;C:\WINDOWS\Profiles\zbych\Pulpit\baza.mdb&quot;"/>
        <table:named-expression table:name="Access_Button" table:base-cell-address="$'Baza danych'.$A$1" table:expression="&quot;baza_Baza_danych_Lista&quot;"/>
        <table:named-range table:name="baza_Baza_danych_Lista" table:base-cell-address="$'Baza danych'.$A$1" table:cell-range-address="$'Baza danych'.$A$4:.$G$67"/>
      </table:named-expressions>
      <table:database-ranges>
        <table:database-range table:name="__Anonymous_Sheet_DB__0" table:target-range-address="'Baza danych'.I8:'Baza danych'.O31" table:orientation="column"/>
      </table:database-ranges>
      <table:data-pilot-tables>
        <table:data-pilot-table table:name="DataPilot1" table:application-data="" table:target-range-address="'Tabela przestawna_Baza danych_1'.A1:'Tabela przestawna_Baza danych_1'.D10" table:buttons="'Tabela przestawna_Baza danych_1'.A1 'Tabela przestawna_Baza danych_1'.A4 'Tabela przestawna_Baza danych_1'.B3" table:show-filter-button="false" table:drill-down-on-double-click="false">
          <table:source-cell-range table:cell-range-address="'Baza danych'.A4:'Baza danych'.G103"/>
          <table:data-pilot-field table:source-field-name="Staż pracy" table:orientation="page" table:used-hierarchy="0" table:function="auto" loext:ignore-selected-page="true" table:selected-page="0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32" table:display="true" table:show-details="true"/>
                <table:data-pilot-member table:name="3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ydział" table:orientation="row" table:used-hierarchy="0" table:function="auto">
            <table:data-pilot-level table:show-empty="false" calcext:repeat-item-labels="false">
              <table:data-pilot-members>
                <table:data-pilot-member table:name="w1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zwisko" table:orientation="data" table:used-hierarchy="0" table:function="count">
            <table:data-pilot-level table:show-empty="false" calcext:repeat-item-labels="false">
              <table:data-pilot-members>
                <table:data-pilot-member table:name="Amanowicz" table:display="true" table:show-details="true"/>
                <table:data-pilot-member table:name="Arłamow" table:display="true" table:show-details="true"/>
                <table:data-pilot-member table:name="Baler" table:display="true" table:show-details="true"/>
                <table:data-pilot-member table:name="Bałdyga" table:display="true" table:show-details="true"/>
                <table:data-pilot-member table:name="Biały" table:display="true" table:show-details="true"/>
                <table:data-pilot-member table:name="Bichnowski" table:display="true" table:show-details="true"/>
                <table:data-pilot-member table:name="Bielska" table:display="true" table:show-details="true"/>
                <table:data-pilot-member table:name="Bilewicz" table:display="true" table:show-details="true"/>
                <table:data-pilot-member table:name="Blich" table:display="true" table:show-details="true"/>
                <table:data-pilot-member table:name="Bohun" table:display="true" table:show-details="true"/>
                <table:data-pilot-member table:name="Borowicz" table:display="true" table:show-details="true"/>
                <table:data-pilot-member table:name="Boryszewska" table:display="true" table:show-details="true"/>
                <table:data-pilot-member table:name="Borzobohata" table:display="true" table:show-details="true"/>
                <table:data-pilot-member table:name="Bracka" table:display="true" table:show-details="true"/>
                <table:data-pilot-member table:name="Bromka" table:display="true" table:show-details="true"/>
                <table:data-pilot-member table:name="Bromke" table:display="true" table:show-details="true"/>
                <table:data-pilot-member table:name="Burdanowska" table:display="true" table:show-details="true"/>
                <table:data-pilot-member table:name="Byszewska" table:display="true" table:show-details="true"/>
                <table:data-pilot-member table:name="Bzowicka" table:display="true" table:show-details="true"/>
                <table:data-pilot-member table:name="Chełmońska" table:display="true" table:show-details="true"/>
                <table:data-pilot-member table:name="Chludzińska " table:display="true" table:show-details="true"/>
                <table:data-pilot-member table:name="Chorzewska" table:display="true" table:show-details="true"/>
                <table:data-pilot-member table:name="Chudzińska " table:display="true" table:show-details="true"/>
                <table:data-pilot-member table:name="Chyżna" table:display="true" table:show-details="true"/>
                <table:data-pilot-member table:name="Cichecka" table:display="true" table:show-details="true"/>
                <table:data-pilot-member table:name="Cichocka" table:display="true" table:show-details="true"/>
                <table:data-pilot-member table:name="Ciska" table:display="true" table:show-details="true"/>
                <table:data-pilot-member table:name="Dolas" table:display="true" table:show-details="true"/>
                <table:data-pilot-member table:name="Doliński" table:display="true" table:show-details="true"/>
                <table:data-pilot-member table:name="Domaradzki " table:display="true" table:show-details="true"/>
                <table:data-pilot-member table:name="Domeralski " table:display="true" table:show-details="true"/>
                <table:data-pilot-member table:name="Domżał" table:display="true" table:show-details="true"/>
                <table:data-pilot-member table:name="Drochojowska" table:display="true" table:show-details="true"/>
                <table:data-pilot-member table:name="Drzewiecki" table:display="true" table:show-details="true"/>
                <table:data-pilot-member table:name="Dubowicz" table:display="true" table:show-details="true"/>
                <table:data-pilot-member table:name="Falkowski" table:display="true" table:show-details="true"/>
                <table:data-pilot-member table:name="Ficzak" table:display="true" table:show-details="true"/>
                <table:data-pilot-member table:name="Filoński" table:display="true" table:show-details="true"/>
                <table:data-pilot-member table:name="Gawrylczuk" table:display="true" table:show-details="true"/>
                <table:data-pilot-member table:name="Gawryluk" table:display="true" table:show-details="true"/>
                <table:data-pilot-member table:name="Gąsior" table:display="true" table:show-details="true"/>
                <table:data-pilot-member table:name="Gąsiorowski" table:display="true" table:show-details="true"/>
                <table:data-pilot-member table:name="Gołdap" table:display="true" table:show-details="true"/>
                <table:data-pilot-member table:name="Gontarek" table:display="true" table:show-details="true"/>
                <table:data-pilot-member table:name="Gontarska" table:display="true" table:show-details="true"/>
                <table:data-pilot-member table:name="Graczyk" table:display="true" table:show-details="true"/>
                <table:data-pilot-member table:name="Graczykowicz" table:display="true" table:show-details="true"/>
                <table:data-pilot-member table:name="Hołda" table:display="true" table:show-details="true"/>
                <table:data-pilot-member table:name="Internowski" table:display="true" table:show-details="true"/>
                <table:data-pilot-member table:name="Ircha " table:display="true" table:show-details="true"/>
                <table:data-pilot-member table:name="Irchanowicz " table:display="true" table:show-details="true"/>
                <table:data-pilot-member table:name="Jeleń" table:display="true" table:show-details="true"/>
                <table:data-pilot-member table:name="Jeziorkowska" table:display="true" table:show-details="true"/>
                <table:data-pilot-member table:name="Joachim" table:display="true" table:show-details="true"/>
                <table:data-pilot-member table:name="Joachimska" table:display="true" table:show-details="true"/>
                <table:data-pilot-member table:name="Kaleta" table:display="true" table:show-details="true"/>
                <table:data-pilot-member table:name="Kamińska" table:display="true" table:show-details="true"/>
                <table:data-pilot-member table:name="Kawalerowicz" table:display="true" table:show-details="true"/>
                <table:data-pilot-member table:name="Kmicic" table:display="true" table:show-details="true"/>
                <table:data-pilot-member table:name="Kolanko" table:display="true" table:show-details="true"/>
                <table:data-pilot-member table:name="Koleba" table:display="true" table:show-details="true"/>
                <table:data-pilot-member table:name="Kostkowicz" table:display="true" table:show-details="true"/>
                <table:data-pilot-member table:name="Kot" table:display="true" table:show-details="true"/>
                <table:data-pilot-member table:name="Kotek" table:display="true" table:show-details="true"/>
                <table:data-pilot-member table:name="Kotow" table:display="true" table:show-details="true"/>
                <table:data-pilot-member table:name="Kowalewicz" table:display="true" table:show-details="true"/>
                <table:data-pilot-member table:name="Kowalski" table:display="true" table:show-details="true"/>
                <table:data-pilot-member table:name="Krzaska" table:display="true" table:show-details="true"/>
                <table:data-pilot-member table:name="Malkowicz" table:display="true" table:show-details="true"/>
                <table:data-pilot-member table:name="Michnowicz" table:display="true" table:show-details="true"/>
                <table:data-pilot-member table:name="Minotaj" table:display="true" table:show-details="true"/>
                <table:data-pilot-member table:name="Miruńska" table:display="true" table:show-details="true"/>
                <table:data-pilot-member table:name="Molgat" table:display="true" table:show-details="true"/>
                <table:data-pilot-member table:name="Nicinska" table:display="true" table:show-details="true"/>
                <table:data-pilot-member table:name="Nowak" table:display="true" table:show-details="true"/>
                <table:data-pilot-member table:name="Nowator" table:display="true" table:show-details="true"/>
                <table:data-pilot-member table:name="Ochęduszko" table:display="true" table:show-details="true"/>
                <table:data-pilot-member table:name="Ochocki" table:display="true" table:show-details="true"/>
                <table:data-pilot-member table:name="Osipow" table:display="true" table:show-details="true"/>
                <table:data-pilot-member table:name="Osipowicz" table:display="true" table:show-details="true"/>
                <table:data-pilot-member table:name="Płocki" table:display="true" table:show-details="true"/>
                <table:data-pilot-member table:name="Przybylska" table:display="true" table:show-details="true"/>
                <table:data-pilot-member table:name="Sałdyga" table:display="true" table:show-details="true"/>
                <table:data-pilot-member table:name="Tarka" table:display="true" table:show-details="true"/>
                <table:data-pilot-member table:name="Tarkowska" table:display="true" table:show-details="true"/>
                <table:data-pilot-member table:name="Trzaska" table:display="true" table:show-details="true"/>
                <table:data-pilot-member table:name="Trzaskalska" table:display="true" table:show-details="true"/>
                <table:data-pilot-member table:name="Turkowska" table:display="true" table:show-details="true"/>
                <table:data-pilot-member table:name="Turowska" table:display="true" table:show-details="true"/>
                <table:data-pilot-member table:name="Ugodowicz" table:display="true" table:show-details="true"/>
                <table:data-pilot-member table:name="Wierzbowski" table:display="true" table:show-details="true"/>
                <table:data-pilot-member table:name="Wiśniewska " table:display="true" table:show-details="true"/>
                <table:data-pilot-member table:name="Wolf" table:display="true" table:show-details="true"/>
                <table:data-pilot-member table:name="Wołodyjowski" table:display="true" table:show-details="true"/>
                <table:data-pilot-member table:name="Zagłoba" table:display="true" table:show-details="true"/>
                <table:data-pilot-member table:name="Zuchara" table:display="true" table:show-details="true"/>
                <table:data-pilot-member table:name="Zuchar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Verdan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 CE" fo:font-family="'Arial CE'" style:font-family-generic="swiss" style:font-pitch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Currency" style:display-name="Excel_BuiltIn_Currency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.877cm"/>
      </style:header-style>
      <style:footer-style>
        <style:header-footer-properties fo:min-height="0.75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.00.0000</text:date>, <text:time style:data-style-name="N2" text:time-value="11:39:18.17116494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K</meta:initial-creator>
    <meta:creation-date>1997-10-13T01:37:22</meta:creation-date>
    <dc:date>2021-06-02T12:17:34.239414377</dc:date>
    <meta:editing-cycles>3</meta:editing-cycles>
    <meta:editing-duration>PT12M54S</meta:editing-duration>
    <meta:generator>LibreOffice/6.4.7.2$Linux_X86_64 LibreOffice_project/40$Build-2</meta:generator>
    <meta:document-statistic meta:table-count="7" meta:cell-count="766" meta:object-count="0"/>
  </office:meta>
</office:document-meta>
</file>